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25406" officeooo:paragraph-rsid="00125406"/>
    </style:style>
    <style:style style:name="T1" style:family="text">
      <style:text-properties officeooo:rsid="00141c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1/26/15</text:p>
      <text:p text:style-name="P1">Project 1A</text:p>
      <text:p text:style-name="P1"/>
      <text:p text:style-name="P1"><text:tab/>For my code, it reads in the file called “symbols”, which is a file that has the strings of bar, bell, lemon, orange, cherry, and 7. It has 3 columns and 10 rows with a word in each position making it a 3D array. One of the functions reads in all the strings from the “symbols” file and stores them in an array. The other function take the values from the array and output it to another file, with the user being able to choose the file name. If I had more time, I would try and increase the amount of letters that each string contained. I would also try and have the user input the desired file name as well that would want to be inputted. I put the functions after the main function and included the function prototypes at the top so that the code would be more readable. This project was mainly to see and test how the fstream function are able to be handled and used in different types of cases. They are also able to be used as parameters in functions. The whole purpose of the code is so that it is able to take in a file and be able to read from it effectively. There could've been a third function for this project, which would be a change that I would make if I had more time. This function would be for the output onto the screen, or this case, the terminal. This would make the main function a bit cleaner and a lot more shorter if I had another function to be called for the output of the screen. I wouldn't have to have a 'for' loop in the main function to loop through and output those values. That would make the design a lot cleaner. This is in preparation for <text:span text:style-name="T1">the semester, so that I am able to know how to read from files, manipulate C-style strings and be able to use fstream effectively. This is also a good insight on how cout and cin work because in CS 135 we were so used to using printf and scanf. This also was a good way to see how NOT to use dynamic memory allocation for 3-D arrays with poin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17:05:27.443631963</meta:creation-date>
    <dc:date>2015-01-26T17:24:04.671043381</dc:date>
    <meta:editing-duration>PT2M56S</meta:editing-duration>
    <meta:editing-cycles>1</meta:editing-cycles>
    <meta:document-statistic meta:table-count="0" meta:image-count="0" meta:object-count="0" meta:page-count="1" meta:paragraph-count="4" meta:word-count="383" meta:character-count="1956" meta:non-whitespace-character-count="1576"/>
    <meta:generator>LibreOffice/4.2.7.2$Linux_X86_64 LibreOffice_project/420m0$Build-2</meta:generator>
  </office:meta>
</office:document-meta>
</file>